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57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32.67mm"/>
    </style:style>
    <style:style style:name="co5" style:family="table-column">
      <style:table-column-properties fo:break-before="auto" style:column-width="41.2mm"/>
    </style:style>
    <style:style style:name="co6" style:family="table-column">
      <style:table-column-properties fo:break-before="auto" style:column-width="25.6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8.21mm"/>
    </style:style>
    <style:style style:name="co9" style:family="table-column">
      <style:table-column-properties fo:break-before="auto" style:column-width="31.4mm"/>
    </style:style>
    <style:style style:name="co10" style:family="table-column">
      <style:table-column-properties fo:break-before="auto" style:column-width="36.02mm"/>
    </style:style>
    <style:style style:name="co11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ro3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fo:border-bottom="none" fo:background-color="#eeeee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="0.06pt solid #000000"/>
    </style:style>
    <style:style style:name="ce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eeeeee"/>
    </style:style>
    <style:style style:name="ce12" style:family="table-cell" style:parent-style-name="Default" style:data-style-name="N11">
      <style:table-cell-properties fo:background-color="#eeeeee"/>
    </style:style>
    <style:style style:name="ce13" style:family="table-cell" style:parent-style-name="Default" style:data-style-name="N11">
      <style:table-cell-properties fo:border-bottom="0.06pt solid #000000" fo:background-color="#eeeeee" fo:border-left="none" fo:border-right="none" fo:border-top="none"/>
    </style:style>
    <style:style style:name="ce2" style:family="table-cell" style:parent-style-name="Default" style:data-style-name="N11"/>
    <style:style style:name="ce15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</style:style>
    <style:style style:name="ce19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20" style:family="table-cell" style:parent-style-name="Default" style:data-style-name="N11">
      <style:table-cell-properties fo:border-bottom="none" fo:background-color="#eeeeee" fo:border-left="none" fo:border-right="0.06pt solid #000000" fo:border-top="none"/>
    </style:style>
    <style:style style:name="ce21" style:family="table-cell" style:parent-style-name="Default" style:data-style-name="N11">
      <style:table-cell-properties fo:border-bottom="0.06pt solid #000000" fo:background-color="#eeeeee" fo:border-left="none" fo:border-right="0.06pt solid #000000" fo:border-top="none"/>
    </style:style>
    <style:style style:name="ce22" style:family="table-cell" style:parent-style-name="Default">
      <style:table-cell-properties fo:background-color="#b2b2b2" style:text-align-source="fix" style:repeat-content="false" fo:border="none" style:vertical-align="middle"/>
      <style:paragraph-properties fo:text-align="center"/>
    </style:style>
    <style:style style:name="ce4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mm"/>
    </style:style>
    <style:style style:name="ce24" style:family="table-cell" style:parent-style-name="Default">
      <style:table-cell-properties fo:background-color="#b2b2b2" fo:border="none"/>
    </style:style>
    <style:style style:name="ce25" style:family="table-cell" style:parent-style-name="Default" style:data-style-name="N11">
      <style:table-cell-properties fo:background-color="#b2b2b2" fo:border="none"/>
    </style:style>
    <style:style style:name="ce26" style:family="table-cell" style:parent-style-name="Default" style:data-style-name="N11">
      <style:table-cell-properties fo:border-bottom="0.06pt solid #000000" fo:background-color="#b2b2b2" fo:border-left="none" fo:border-right="none" fo:border-top="none"/>
    </style:style>
    <style:style style:name="ce48" style:family="table-cell" style:parent-style-name="Default" style:data-style-name="N36"/>
    <style:style style:name="ce50" style:family="table-cell" style:parent-style-name="Default">
      <style:table-cell-properties fo:border="0.06pt solid #000000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tsMoteurRecherche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Default"/>
        <table:table-column table:style-name="co2" table:default-cell-style-name="ce7"/>
        <table:table-column table:style-name="co3" table:default-cell-style-name="ce7"/>
        <table:table-column table:style-name="co6" table:default-cell-style-name="ce7"/>
        <table:table-column table:style-name="co5" table:default-cell-style-name="Default"/>
        <table:table-row table:style-name="ro1">
          <table:table-cell table:style-name="ce3"/>
          <table:table-cell table:style-name="ce9" office:value-type="string" calcext:value-type="string" table:number-columns-spanned="4" table:number-rows-spanned="1">
            <text:p>Recherche faites le 2017-03-21</text:p>
          </table:table-cell>
          <table:covered-table-cell table:number-columns-repeated="2" table:style-name="ce15"/>
          <table:covered-table-cell table:style-name="ce17"/>
          <table:table-cell table:style-name="ce22" office:value-type="string" calcext:value-type="string" table:number-columns-spanned="4" table:number-rows-spanned="1">
            <text:p>Recherche faites le 2017-03-23</text:p>
          </table:table-cell>
          <table:covered-table-cell table:number-columns-repeated="3" table:style-name="ce44"/>
        </table:table-row>
        <table:table-row table:style-name="ro1">
          <table:table-cell table:style-name="ce4"/>
          <table:table-cell table:style-name="ce10" office:value-type="string" calcext:value-type="string">
            <text:p>Google</text:p>
          </table:table-cell>
          <table:table-cell table:style-name="ce10" office:value-type="string" calcext:value-type="string">
            <text:p>Bing</text:p>
          </table:table-cell>
          <table:table-cell table:style-name="ce10" office:value-type="string" calcext:value-type="string">
            <text:p>Google + Bing</text:p>
          </table:table-cell>
          <table:table-cell table:style-name="ce18" office:value-type="string" calcext:value-type="string">
            <text:p>Bing français seulement</text:p>
          </table:table-cell>
          <table:table-cell table:style-name="ce44" office:value-type="string" calcext:value-type="string">
            <text:p>Google</text:p>
          </table:table-cell>
          <table:table-cell table:style-name="ce44" office:value-type="string" calcext:value-type="string">
            <text:p>Bing</text:p>
          </table:table-cell>
          <table:table-cell table:style-name="ce44" office:value-type="string" calcext:value-type="string">
            <text:p>Google + Bing</text:p>
          </table:table-cell>
          <table:table-cell table:style-name="ce44" office:value-type="string" calcext:value-type="string">
            <text:p>Bing français seulement</text:p>
          </table:table-cell>
        </table:table-row>
        <table:table-row table:style-name="ro1">
          <table:table-cell table:style-name="ce4" office:value-type="string" calcext:value-type="string">
            <text:p>Raspberry Pi</text:p>
          </table:table-cell>
          <table:table-cell table:style-name="ce11" office:value-type="float" office:value="26900000" calcext:value-type="float">
            <text:p>26900000</text:p>
          </table:table-cell>
          <table:table-cell table:style-name="ce11" office:value-type="float" office:value="2370000" calcext:value-type="float">
            <text:p>2370000</text:p>
          </table:table-cell>
          <table:table-cell table:style-name="ce11" table:formula="of:=[.B3]+[.C3]" office:value-type="float" office:value="29270000" calcext:value-type="float">
            <text:p>29270000</text:p>
          </table:table-cell>
          <table:table-cell table:style-name="ce19" office:value-type="float" office:value="454000" calcext:value-type="float">
            <text:p>454000</text:p>
          </table:table-cell>
          <table:table-cell table:style-name="ce24" office:value-type="float" office:value="26800000" calcext:value-type="float">
            <text:p>26800000</text:p>
          </table:table-cell>
          <table:table-cell table:style-name="ce24" office:value-type="float" office:value="2510000" calcext:value-type="float">
            <text:p>2510000</text:p>
          </table:table-cell>
          <table:table-cell table:style-name="ce24" table:formula="of:=[.F3]+[.G3]" office:value-type="float" office:value="29310000" calcext:value-type="float">
            <text:p>29310000</text:p>
          </table:table-cell>
          <table:table-cell table:style-name="ce24" office:value-type="float" office:value="465000" calcext:value-type="float">
            <text:p>465000</text:p>
          </table:table-cell>
        </table:table-row>
        <table:table-row table:style-name="ro1">
          <table:table-cell table:style-name="ce4" office:value-type="string" calcext:value-type="string">
            <text:p>Banana Pi</text:p>
          </table:table-cell>
          <table:table-cell table:style-name="ce11" office:value-type="float" office:value="15600000" calcext:value-type="float">
            <text:p>15600000</text:p>
          </table:table-cell>
          <table:table-cell table:style-name="ce11" office:value-type="float" office:value="1170000" calcext:value-type="float">
            <text:p>1170000</text:p>
          </table:table-cell>
          <table:table-cell table:style-name="ce11" table:formula="of:=[.B4]+[.C4]" office:value-type="float" office:value="16770000" calcext:value-type="float">
            <text:p>16770000</text:p>
          </table:table-cell>
          <table:table-cell table:style-name="ce19" office:value-type="float" office:value="38400" calcext:value-type="float">
            <text:p>38400</text:p>
          </table:table-cell>
          <table:table-cell table:style-name="ce24" office:value-type="float" office:value="14300000" calcext:value-type="float">
            <text:p>14300000</text:p>
          </table:table-cell>
          <table:table-cell table:style-name="ce24" office:value-type="float" office:value="1190000" calcext:value-type="float">
            <text:p>1190000</text:p>
          </table:table-cell>
          <table:table-cell table:style-name="ce24" table:formula="of:=[.F4]+[.G4]" office:value-type="float" office:value="15490000" calcext:value-type="float">
            <text:p>15490000</text:p>
          </table:table-cell>
          <table:table-cell table:style-name="ce24" office:value-type="float" office:value="38300" calcext:value-type="float">
            <text:p>3830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11" table:formula="of:=SUM([.B3:.B4])" office:value-type="float" office:value="42500000" calcext:value-type="float">
            <text:p>42500000</text:p>
          </table:table-cell>
          <table:table-cell table:style-name="ce11" table:formula="of:=SUM([.C3:.C4])" office:value-type="float" office:value="3540000" calcext:value-type="float">
            <text:p>3540000</text:p>
          </table:table-cell>
          <table:table-cell table:style-name="ce11" table:formula="of:=SUM([.D3:.D4])" office:value-type="float" office:value="46040000" calcext:value-type="float">
            <text:p>46040000</text:p>
          </table:table-cell>
          <table:table-cell table:style-name="ce19" table:formula="of:=SUM([.E3:.E4])" office:value-type="float" office:value="492400" calcext:value-type="float">
            <text:p>492400</text:p>
          </table:table-cell>
          <table:table-cell table:style-name="ce24" table:formula="of:=SUM([.F3:.F4])" office:value-type="float" office:value="41100000" calcext:value-type="float">
            <text:p>41100000</text:p>
          </table:table-cell>
          <table:table-cell table:style-name="ce24" table:formula="of:=SUM([.G3:.G4])" office:value-type="float" office:value="3700000" calcext:value-type="float">
            <text:p>3700000</text:p>
          </table:table-cell>
          <table:table-cell table:style-name="ce24" table:formula="of:=SUM([.H3:.H4])" office:value-type="float" office:value="44800000" calcext:value-type="float">
            <text:p>44800000</text:p>
          </table:table-cell>
          <table:table-cell table:style-name="ce24" table:formula="of:=SUM([.I3:.I4])" office:value-type="float" office:value="503300" calcext:value-type="float">
            <text:p>503300</text:p>
          </table:table-cell>
        </table:table-row>
        <table:table-row table:style-name="ro1">
          <table:table-cell table:style-name="ce4"/>
          <table:table-cell table:style-name="ce11" table:number-columns-repeated="3"/>
          <table:table-cell table:style-name="ce19"/>
          <table:table-cell table:style-name="ce24" table:number-columns-repeated="4"/>
        </table:table-row>
        <table:table-row table:style-name="ro1">
          <table:table-cell table:style-name="ce4" office:value-type="string" calcext:value-type="string">
            <text:p>Raspberri Pi</text:p>
          </table:table-cell>
          <table:table-cell table:style-name="ce12" table:formula="of:=[.B3]/([.B$3]+[.B$4])" office:value-type="percentage" office:value="0.632941176470588" calcext:value-type="percentage">
            <text:p>63,29 %</text:p>
          </table:table-cell>
          <table:table-cell table:style-name="ce12" table:formula="of:=[.C3]/([.C$3]+[.C$4])" office:value-type="percentage" office:value="0.669491525423729" calcext:value-type="percentage">
            <text:p>66,95 %</text:p>
          </table:table-cell>
          <table:table-cell table:style-name="ce12" table:formula="of:=[.D3]/([.D$3]+[.D$4])" office:value-type="percentage" office:value="0.635751520417029" calcext:value-type="percentage">
            <text:p>63,58 %</text:p>
          </table:table-cell>
          <table:table-cell table:style-name="ce20" table:formula="of:=[.E3]/([.E$3]+[.E$4])" office:value-type="percentage" office:value="0.922014622258327" calcext:value-type="percentage">
            <text:p>92,20 %</text:p>
          </table:table-cell>
          <table:table-cell table:style-name="ce25" table:formula="of:=[.F3]/([.F$3]+[.F$4])" office:value-type="percentage" office:value="0.652068126520681" calcext:value-type="percentage">
            <text:p>65,21 %</text:p>
          </table:table-cell>
          <table:table-cell table:style-name="ce25" table:formula="of:=[.G3]/([.G$3]+[.G$4])" office:value-type="percentage" office:value="0.678378378378378" calcext:value-type="percentage">
            <text:p>67,84 %</text:p>
          </table:table-cell>
          <table:table-cell table:style-name="ce25" table:formula="of:=[.H3]/([.H$3]+[.H$4])" office:value-type="percentage" office:value="0.654241071428571" calcext:value-type="percentage">
            <text:p>65,42 %</text:p>
          </table:table-cell>
          <table:table-cell table:style-name="ce25" table:formula="of:=[.I3]/([.I$3]+[.I$4])" office:value-type="percentage" office:value="0.9239022451818" calcext:value-type="percentage">
            <text:p>92,39 %</text:p>
          </table:table-cell>
        </table:table-row>
        <table:table-row table:style-name="ro1">
          <table:table-cell table:style-name="ce4" office:value-type="string" calcext:value-type="string">
            <text:p>Banana Pi</text:p>
          </table:table-cell>
          <table:table-cell table:style-name="ce12" table:formula="of:=[.B4]/([.B$3]+[.B$4])" office:value-type="percentage" office:value="0.367058823529412" calcext:value-type="percentage">
            <text:p>36,71 %</text:p>
          </table:table-cell>
          <table:table-cell table:style-name="ce12" table:formula="of:=[.C4]/([.C$3]+[.C$4])" office:value-type="percentage" office:value="0.330508474576271" calcext:value-type="percentage">
            <text:p>33,05 %</text:p>
          </table:table-cell>
          <table:table-cell table:style-name="ce12" table:formula="of:=[.D4]/([.D$3]+[.D$4])" office:value-type="percentage" office:value="0.364248479582971" calcext:value-type="percentage">
            <text:p>36,42 %</text:p>
          </table:table-cell>
          <table:table-cell table:style-name="ce20" table:formula="of:=[.E4]/([.E$3]+[.E$4])" office:value-type="percentage" office:value="0.0779853777416734" calcext:value-type="percentage">
            <text:p>7,80 %</text:p>
          </table:table-cell>
          <table:table-cell table:style-name="ce25" table:formula="of:=[.F4]/([.F$3]+[.F$4])" office:value-type="percentage" office:value="0.347931873479319" calcext:value-type="percentage">
            <text:p>34,79 %</text:p>
          </table:table-cell>
          <table:table-cell table:style-name="ce25" table:formula="of:=[.G4]/([.G$3]+[.G$4])" office:value-type="percentage" office:value="0.321621621621622" calcext:value-type="percentage">
            <text:p>32,16 %</text:p>
          </table:table-cell>
          <table:table-cell table:style-name="ce25" table:formula="of:=[.H4]/([.H$3]+[.H$4])" office:value-type="percentage" office:value="0.345758928571429" calcext:value-type="percentage">
            <text:p>34,58 %</text:p>
          </table:table-cell>
          <table:table-cell table:style-name="ce25" table:formula="of:=[.I4]/([.I$3]+[.I$4])" office:value-type="percentage" office:value="0.0760977548181999" calcext:value-type="percentage">
            <text:p>7,61 %</text:p>
          </table:table-cell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3" table:formula="of:=SUM([.B7:.B8])" office:value-type="percentage" office:value="1" calcext:value-type="percentage">
            <text:p>100,00 %</text:p>
          </table:table-cell>
          <table:table-cell table:style-name="ce13" table:formula="of:=SUM([.C7:.C8])" office:value-type="percentage" office:value="1" calcext:value-type="percentage">
            <text:p>100,00 %</text:p>
          </table:table-cell>
          <table:table-cell table:style-name="ce13" table:formula="of:=SUM([.D7:.D8])" office:value-type="percentage" office:value="1" calcext:value-type="percentage">
            <text:p>100,00 %</text:p>
          </table:table-cell>
          <table:table-cell table:style-name="ce21" table:formula="of:=SUM([.E7:.E8])" office:value-type="percentage" office:value="1" calcext:value-type="percentage">
            <text:p>100,00 %</text:p>
          </table:table-cell>
          <table:table-cell table:style-name="ce26" table:formula="of:=SUM([.F7:.F8])" office:value-type="percentage" office:value="1" calcext:value-type="percentage">
            <text:p>100,00 %</text:p>
          </table:table-cell>
          <table:table-cell table:style-name="ce26" table:formula="of:=SUM([.G7:.G8])" office:value-type="percentage" office:value="1" calcext:value-type="percentage">
            <text:p>100,00 %</text:p>
          </table:table-cell>
          <table:table-cell table:style-name="ce26" table:formula="of:=SUM([.H7:.H8])" office:value-type="percentage" office:value="1" calcext:value-type="percentage">
            <text:p>100,00 %</text:p>
          </table:table-cell>
          <table:table-cell table:style-name="ce26" table:formula="of:=SUM([.I7:.I8])" office:value-type="percentage" office:value="1" calcext:value-type="percentage">
            <text:p>100,00 %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ce2"/>
          <table:table-cell table:style-name="Default" table:number-columns-repeated="2"/>
          <table:table-cell/>
        </table:table-row>
        <table:table-row table:style-name="ro1" table:number-rows-repeated="2">
          <table:table-cell table:style-name="Default" table:number-columns-repeated="4"/>
          <table:table-cell table:style-name="ce2"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style-name="ce2"/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2"/>
          <table:table-cell table:style-name="ce2" table:number-columns-repeated="2"/>
          <table:table-cell/>
          <table:table-cell table:style-name="Default" table:number-columns-repeated="3"/>
          <table:table-cell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1">
          <table:table-cell table:style-name="ce6" office:value-type="string" calcext:value-type="string" table:number-columns-spanned="4" table:number-rows-spanned="1">
            <text:p>Nombre de pages trouve par moteur de recherche</text:p>
          </table:table-cell>
          <table:covered-table-cell table:number-columns-repeated="3" table:style-name="Default"/>
          <table:table-cell/>
          <table:table-cell table:style-name="Default" table:number-columns-repeated="3"/>
          <table:table-cell/>
        </table:table-row>
        <table:table-row table:style-name="ro2">
          <table:table-cell table:style-name="ce7"/>
          <table:table-cell office:value-type="string" calcext:value-type="string">
            <text:p>Google</text:p>
          </table:table-cell>
          <table:table-cell office:value-type="string" calcext:value-type="string">
            <text:p>Bing</text:p>
          </table:table-cell>
          <table:table-cell office:value-type="string" calcext:value-type="string">
            <text:p>Bing – Pages en</text:p>
            <text:p>Français seulem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spberryPi</text:p>
          </table:table-cell>
          <table:table-cell office:value-type="float" office:value="26900000" calcext:value-type="float">
            <text:p>26900000</text:p>
          </table:table-cell>
          <table:table-cell table:number-columns-repeated="2" office:value-type="float" office:value="2480000" calcext:value-type="float">
            <text:p>248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anaPi</text:p>
          </table:table-cell>
          <table:table-cell office:value-type="float" office:value="14100000" calcext:value-type="float">
            <text:p>14100000</text:p>
          </table:table-cell>
          <table:table-cell office:value-type="float" office:value="1190000" calcext:value-type="float">
            <text:p>1190000</text:p>
          </table:table-cell>
          <table:table-cell office:value-type="float" office:value="38300" calcext:value-type="float">
            <text:p>38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angePi</text:p>
          </table:table-cell>
          <table:table-cell office:value-type="float" office:value="1110000" calcext:value-type="float">
            <text:p>1110000</text:p>
          </table:table-cell>
          <table:table-cell office:value-type="float" office:value="3850000" calcext:value-type="float">
            <text:p>3850000</text:p>
          </table:table-cell>
          <table:table-cell office:value-type="float" office:value="656000" calcext:value-type="float">
            <text:p>65600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eagleBoard</text:p>
          </table:table-cell>
          <table:table-cell office:value-type="float" office:value="3740000" calcext:value-type="float">
            <text:p>3740000</text:p>
          </table:table-cell>
          <table:table-cell office:value-type="float" office:value="227000" calcext:value-type="float">
            <text:p>227000</text:p>
          </table:table-cell>
          <table:table-cell office:value-type="float" office:value="31200" calcext:value-type="float">
            <text:p>31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DROID</text:p>
          </table:table-cell>
          <table:table-cell office:value-type="float" office:value="1010000" calcext:value-type="float">
            <text:p>1010000</text:p>
          </table:table-cell>
          <table:table-cell office:value-type="float" office:value="230000" calcext:value-type="float">
            <text:p>230000</text:p>
          </table:table-cell>
          <table:table-cell office:value-type="float" office:value="33300" calcext:value-type="float">
            <text:p>333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sus Tinker board /</text:p>
            <text:p>Tinker board</text:p>
          </table:table-cell>
          <table:table-cell office:value-type="float" office:value="727000" calcext:value-type="float">
            <text:p>727000</text:p>
          </table:table-cell>
          <table:table-cell office:value-type="float" office:value="959000" calcext:value-type="float">
            <text:p>959000</text:p>
          </table:table-cell>
          <table:table-cell office:value-type="float" office:value="27800" calcext:value-type="float">
            <text:p>27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bieboard</text:p>
          </table:table-cell>
          <table:table-cell office:value-type="float" office:value="594000" calcext:value-type="float">
            <text:p>594000</text:p>
          </table:table-cell>
          <table:table-cell office:value-type="float" office:value="116000" calcext:value-type="float">
            <text:p>116000</text:p>
          </table:table-cell>
          <table:table-cell office:value-type="float" office:value="28400" calcext:value-type="float">
            <text:p>284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noPi</text:p>
          </table:table-cell>
          <table:table-cell office:value-type="float" office:value="420000" calcext:value-type="float">
            <text:p>420000</text:p>
          </table:table-cell>
          <table:table-cell office:value-type="float" office:value="982000" calcext:value-type="float">
            <text:p>982000</text:p>
          </table:table-cell>
          <table:table-cell office:value-type="float" office:value="57800" calcext:value-type="float">
            <text:p>57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nowBoard</text:p>
          </table:table-cell>
          <table:table-cell office:value-type="float" office:value="204000" calcext:value-type="float">
            <text:p>204000</text:p>
          </table:table-cell>
          <table:table-cell office:value-type="float" office:value="96800" calcext:value-type="float">
            <text:p>96800</text:p>
          </table:table-cell>
          <table:table-cell office:value-type="float" office:value="12900" calcext:value-type="float">
            <text:p>129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inuXino</text:p>
          </table:table-cell>
          <table:table-cell office:value-type="float" office:value="108000" calcext:value-type="float">
            <text:p>108000</text:p>
          </table:table-cell>
          <table:table-cell office:value-type="float" office:value="54400" calcext:value-type="float">
            <text:p>54400</text:p>
          </table:table-cell>
          <table:table-cell office:value-type="float" office:value="21500" calcext:value-type="float">
            <text:p>21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dxaRock</text:p>
          </table:table-cell>
          <table:table-cell office:value-type="float" office:value="32500" calcext:value-type="float">
            <text:p>32500</text:p>
          </table:table-cell>
          <table:table-cell office:value-type="float" office:value="13800" calcext:value-type="float">
            <text:p>13800</text:p>
          </table:table-cell>
          <table:table-cell office:value-type="float" office:value="10500" calcext:value-type="float">
            <text:p>1050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7" table:number-columns-repeated="2"/>
          <table:table-cell table:style-name="ce16" office:value-type="string" calcext:value-type="string">
            <text:p>Recherche effectuée le 2017-03-23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7" table:number-columns-repeated="4"/>
          <table:table-cell table:number-columns-repeated="4"/>
        </table:table-row>
        <table:table-row table:style-name="ro1">
          <table:table-cell table:style-name="ce7" office:value-type="string" calcext:value-type="string">
            <text:p>Arduino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Arduino est aussi un prénom, ce qui fait que le nombre de résultats trouvés n’est pas représentatifs.</text:p>
          </table:table-cell>
          <table:table-cell table:number-columns-repeated="4"/>
        </table:table-row>
        <table:table-row table:style-name="ro1" table:number-rows-repeated="2">
          <table:table-cell table:style-name="ce7" table:number-columns-repeated="5"/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4"/>
        </table:table-row>
      </table:table>
      <table:table table:name="UnitéVendu" table:style-name="ta1">
        <table:shapes>
          <draw:frame draw:z-index="0" draw:style-name="gr1" draw:text-style-name="P1" svg:width="159.97mm" svg:height="90.04mm" svg:x="16.8mm" svg:y="92.17mm">
            <loext:p draw:notify-on-update-of-ranges="UnitéVendu.A2:UnitéVendu.A19 UnitéVendu.B1:UnitéVendu.B1 UnitéVendu.B2:UnitéVendu.B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.43mm" svg:y="186.93mm">
            <loext:p draw:notify-on-update-of-ranges="UnitéVendu.A2:UnitéVendu.A19 UnitéVendu.C1:UnitéVendu.C1 UnitéVendu.C2:UnitéVendu.C1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ce48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Unités vendus</text:p>
          </table:table-cell>
          <table:table-cell office:value-type="string" calcext:value-type="string">
            <text:p>Millions d’unités vendu</text:p>
          </table:table-cell>
        </table:table-row>
        <table:table-row table:style-name="ro1">
          <table:table-cell office:value-type="date" office:date-value="2012-01-07" calcext:value-type="date">
            <text:p>2012-01-07</text:p>
          </table:table-cell>
          <table:table-cell office:value-type="float" office:value="10" calcext:value-type="float">
            <text:p>10</text:p>
          </table:table-cell>
          <table:table-cell table:formula="of:=[.B2]/1000000" office:value-type="float" office:value="0.00001" calcext:value-type="float">
            <text:p>1E-05</text:p>
          </table:table-cell>
        </table:table-row>
        <table:table-row table:style-name="ro1">
          <table:table-cell office:value-type="date" office:date-value="2012-02-28" calcext:value-type="date">
            <text:p>2012-02-28</text:p>
          </table:table-cell>
          <table:table-cell office:value-type="float" office:value="10000" calcext:value-type="float">
            <text:p>10000</text:p>
          </table:table-cell>
          <table:table-cell table:formula="of:=[.B3]/1000000" office:value-type="float" office:value="0.01" calcext:value-type="float">
            <text:p>0,01</text:p>
          </table:table-cell>
        </table:table-row>
        <table:table-row table:style-name="ro1">
          <table:table-cell office:value-type="date" office:date-value="2012-09-05" calcext:value-type="date">
            <text:p>2012-09-05</text:p>
          </table:table-cell>
          <table:table-cell office:value-type="float" office:value="400000" calcext:value-type="float">
            <text:p>400000</text:p>
          </table:table-cell>
          <table:table-cell table:formula="of:=[.B4]/1000000" office:value-type="float" office:value="0.4" calcext:value-type="float">
            <text:p>0,4</text:p>
          </table:table-cell>
        </table:table-row>
        <table:table-row table:style-name="ro1">
          <table:table-cell office:value-type="date" office:date-value="2013-01-30" calcext:value-type="date">
            <text:p>2013-01-30</text:p>
          </table:table-cell>
          <table:table-cell office:value-type="float" office:value="1000000" calcext:value-type="float">
            <text:p>1000000</text:p>
          </table:table-cell>
          <table:table-cell table:formula="of:=[.B5]/1000000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3-08-10" calcext:value-type="date">
            <text:p>2013-08-10</text:p>
          </table:table-cell>
          <table:table-cell office:value-type="float" office:value="1750000" calcext:value-type="float">
            <text:p>1750000</text:p>
          </table:table-cell>
          <table:table-cell table:formula="of:=[.B6]/1000000" office:value-type="float" office:value="1.75" calcext:value-type="float">
            <text:p>1,75</text:p>
          </table:table-cell>
        </table:table-row>
        <table:table-row table:style-name="ro1">
          <table:table-cell office:value-type="date" office:date-value="2013-11-17" calcext:value-type="date">
            <text:p>2013-11-17</text:p>
          </table:table-cell>
          <table:table-cell office:value-type="float" office:value="2000000" calcext:value-type="float">
            <text:p>2000000</text:p>
          </table:table-cell>
          <table:table-cell table:formula="of:=[.B7]/1000000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3-12-30" calcext:value-type="date">
            <text:p>2013-12-30</text:p>
          </table:table-cell>
          <table:table-cell office:value-type="float" office:value="2300000" calcext:value-type="float">
            <text:p>2300000</text:p>
          </table:table-cell>
          <table:table-cell table:formula="of:=[.B8]/1000000" office:value-type="float" office:value="2.3" calcext:value-type="float">
            <text:p>2,3</text:p>
          </table:table-cell>
        </table:table-row>
        <table:table-row table:style-name="ro1">
          <table:table-cell office:value-type="date" office:date-value="2014-02-28" calcext:value-type="date">
            <text:p>2014-02-28</text:p>
          </table:table-cell>
          <table:table-cell office:value-type="float" office:value="2500000" calcext:value-type="float">
            <text:p>2500000</text:p>
          </table:table-cell>
          <table:table-cell table:formula="of:=[.B9]/1000000" office:value-type="float" office:value="2.5" calcext:value-type="float">
            <text:p>2,5</text:p>
          </table:table-cell>
        </table:table-row>
        <table:table-row table:style-name="ro1">
          <table:table-cell office:value-type="date" office:date-value="2014-05-11" calcext:value-type="date">
            <text:p>2014-05-11</text:p>
          </table:table-cell>
          <table:table-cell office:value-type="float" office:value="3000000" calcext:value-type="float">
            <text:p>3000000</text:p>
          </table:table-cell>
          <table:table-cell table:formula="of:=[.B10]/1000000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4-11-10" calcext:value-type="date">
            <text:p>2014-11-10</text:p>
          </table:table-cell>
          <table:table-cell office:value-type="float" office:value="3800000" calcext:value-type="float">
            <text:p>3800000</text:p>
          </table:table-cell>
          <table:table-cell table:formula="of:=[.B11]/1000000" office:value-type="float" office:value="3.8" calcext:value-type="float">
            <text:p>3,8</text:p>
          </table:table-cell>
        </table:table-row>
        <table:table-row table:style-name="ro1">
          <table:table-cell office:value-type="date" office:date-value="2015-02-02" calcext:value-type="date">
            <text:p>2015-02-02</text:p>
          </table:table-cell>
          <table:table-cell office:value-type="float" office:value="4500000" calcext:value-type="float">
            <text:p>4500000</text:p>
          </table:table-cell>
          <table:table-cell table:formula="of:=[.B12]/1000000" office:value-type="float" office:value="4.5" calcext:value-type="float">
            <text:p>4,5</text:p>
          </table:table-cell>
        </table:table-row>
        <table:table-row table:style-name="ro1">
          <table:table-cell office:value-type="date" office:date-value="2015-02-17" calcext:value-type="date">
            <text:p>2015-02-17</text:p>
          </table:table-cell>
          <table:table-cell office:value-type="float" office:value="5000000" calcext:value-type="float">
            <text:p>5000000</text:p>
          </table:table-cell>
          <table:table-cell table:formula="of:=[.B13]/1000000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5-09-23" calcext:value-type="date">
            <text:p>2015-09-23</text:p>
          </table:table-cell>
          <table:table-cell office:value-type="float" office:value="6500000" calcext:value-type="float">
            <text:p>6500000</text:p>
          </table:table-cell>
          <table:table-cell table:formula="of:=[.B14]/1000000" office:value-type="float" office:value="6.5" calcext:value-type="float">
            <text:p>6,5</text:p>
          </table:table-cell>
        </table:table-row>
        <table:table-row table:style-name="ro1">
          <table:table-cell office:value-type="date" office:date-value="2015-11-26" calcext:value-type="date">
            <text:p>2015-11-26</text:p>
          </table:table-cell>
          <table:table-cell office:value-type="float" office:value="7000000" calcext:value-type="float">
            <text:p>7000000</text:p>
          </table:table-cell>
          <table:table-cell table:formula="of:=[.B15]/1000000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6-02-29" calcext:value-type="date">
            <text:p>2016-02-29</text:p>
          </table:table-cell>
          <table:table-cell office:value-type="float" office:value="8000000" calcext:value-type="float">
            <text:p>8000000</text:p>
          </table:table-cell>
          <table:table-cell table:formula="of:=[.B16]/100000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6-09-09" calcext:value-type="date">
            <text:p>2016-09-09</text:p>
          </table:table-cell>
          <table:table-cell office:value-type="float" office:value="10000000" calcext:value-type="float">
            <text:p>10000000</text:p>
          </table:table-cell>
          <table:table-cell table:formula="of:=[.B17]/1000000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6-11-23" calcext:value-type="date">
            <text:p>2016-11-23</text:p>
          </table:table-cell>
          <table:table-cell office:value-type="float" office:value="11000000" calcext:value-type="float">
            <text:p>11000000</text:p>
          </table:table-cell>
          <table:table-cell table:formula="of:=[.B18]/1000000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7-03-17" calcext:value-type="date">
            <text:p>2017-03-17</text:p>
          </table:table-cell>
          <table:table-cell office:value-type="float" office:value="12500000" calcext:value-type="float">
            <text:p>12500000</text:p>
          </table:table-cell>
          <table:table-cell table:formula="of:=[.B19]/1000000" office:value-type="float" office:value="12.5" calcext:value-type="float">
            <text:p>12,5</text:p>
          </table:table-cell>
        </table:table-row>
      </table:table>
      <table:table table:name="mediasSociaux" table:style-name="ta1">
        <table:table-column table:style-name="co9" table:default-cell-style-name="ce8"/>
        <table:table-column table:style-name="co10" table:default-cell-style-name="ce50"/>
        <table:table-column table:style-name="co11" table:default-cell-style-name="ce50"/>
        <table:table-row table:style-name="ro1">
          <table:table-cell table:style-name="Default"/>
          <table:table-cell office:value-type="string" calcext:value-type="string">
            <text:p>Facebook « J’aime »</text:p>
          </table:table-cell>
          <table:table-cell office:value-type="string" calcext:value-type="string">
            <text:p>Twitter Abonnés</text:p>
          </table:table-cell>
        </table:table-row>
        <table:table-row table:style-name="ro1">
          <table:table-cell office:value-type="string" calcext:value-type="string">
            <text:p>Asus</text:p>
          </table:table-cell>
          <table:table-cell office:value-type="float" office:value="23433593" calcext:value-type="float">
            <text:p>23433593</text:p>
          </table:table-cell>
          <table:table-cell office:value-type="float" office:value="491000" calcext:value-type="float">
            <text:p>491000</text:p>
          </table:table-cell>
        </table:table-row>
        <table:table-row table:style-name="ro1">
          <table:table-cell office:value-type="string" calcext:value-type="string">
            <text:p>Asus Tinker board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50" office:value-type="string" calcext:value-type="string">
            <text:p>Arduino</text:p>
          </table:table-cell>
          <table:table-cell office:value-type="float" office:value="668936" calcext:value-type="float">
            <text:p>668936</text:p>
          </table:table-cell>
          <table:table-cell office:value-type="float" office:value="225000" calcext:value-type="float">
            <text:p>225000</text:p>
          </table:table-cell>
        </table:table-row>
        <table:table-row table:style-name="ro1">
          <table:table-cell office:value-type="string" calcext:value-type="string">
            <text:p>RaspberryPi</text:p>
          </table:table-cell>
          <table:table-cell office:value-type="float" office:value="261547" calcext:value-type="float">
            <text:p>261547</text:p>
          </table:table-cell>
          <table:table-cell office:value-type="float" office:value="331000" calcext:value-type="float">
            <text:p>331000</text:p>
          </table:table-cell>
        </table:table-row>
        <table:table-row table:style-name="ro1">
          <table:table-cell office:value-type="string" calcext:value-type="string">
            <text:p>BeagleBoard</text:p>
          </table:table-cell>
          <table:table-cell office:value-type="float" office:value="1784" calcext:value-type="float">
            <text:p>1784</text:p>
          </table:table-cell>
          <table:table-cell office:value-type="float" office:value="9058" calcext:value-type="float">
            <text:p>9058</text:p>
          </table:table-cell>
        </table:table-row>
        <table:table-row table:style-name="ro1">
          <table:table-cell office:value-type="string" calcext:value-type="string">
            <text:p>MinnowBoard</text:p>
          </table:table-cell>
          <table:table-cell office:value-type="float" office:value="1771" calcext:value-type="float">
            <text:p>1771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OrangePi</text:p>
          </table:table-cell>
          <table:table-cell office:value-type="float" office:value="1488" calcext:value-type="float">
            <text:p>1488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string" calcext:value-type="string">
            <text:p>Cubieboard</text:p>
          </table:table-cell>
          <table:table-cell office:value-type="float" office:value="1054" calcext:value-type="float">
            <text:p>1054</text:p>
          </table:table-cell>
          <table:table-cell table:style-name="ce51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BananaPi</text:p>
          </table:table-cell>
          <table:table-cell office:value-type="float" office:value="482" calcext:value-type="float">
            <text:p>482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ODROID</text:p>
          </table:table-cell>
          <table:table-cell office:value-type="float" office:value="334" calcext:value-type="float">
            <text:p>334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string" calcext:value-type="string">
            <text:p>NanoPi</text:p>
          </table:table-cell>
          <table:table-cell office:value-type="float" office:value="172" calcext:value-type="float">
            <text:p>172</text:p>
          </table:table-cell>
          <table:table-cell table:style-name="ce51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RadxaRock</text:p>
          </table:table-cell>
          <table:table-cell office:value-type="float" office:value="167" calcext:value-type="float">
            <text:p>167</text:p>
          </table:table-cell>
          <table:table-cell table:style-name="ce51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linuXino</text:p>
          </table:table-cell>
          <table:table-cell office:value-type="float" office:value="3" calcext:value-type="float">
            <text:p>3</text:p>
          </table:table-cell>
          <table:table-cell table:style-name="ce51" office:value-type="string" calcext:value-type="string">
            <text:p>N/A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table:style-name="ce79" office:value-type="string" calcext:value-type="string">
            <text:p>Recherche en date du 2017-03-27</text:p>
          </table:table-cell>
        </table:table-row>
      </table:table>
      <table:named-expressions/>
      <table:database-ranges>
        <table:database-range table:name="__Anonymous_Sheet_DB__0" table:target-range-address="statsMoteurRecherche.A19:statsMoteurRecherche.E29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ediasSociaux.A1:mediasSociaux.C1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CA">
      <number:number number:decimal-places="2" loext:min-decimal-places="2" number:min-integer-digits="1" number:grouping="true"/>
      <number:text> </number:text>
      <number:currency-symbol>$</number:currency-symbol>
    </number:currency-style>
    <number:currency-style style:name="N10108" number:language="fr" number:country="CA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$</number:currency-symbol>
      <style:map style:condition="value()&gt;=0" style:apply-style-name="N10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00-00-00</text:date>, <text:time style:data-style-name="N2" text:time-value="13:29:34.0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9:27:25.984000000</meta:creation-date>
    <dc:date>2017-04-02T15:34:43.230000000</dc:date>
    <meta:editing-duration>PT3H26M19S</meta:editing-duration>
    <meta:editing-cycles>23</meta:editing-cycles>
    <meta:generator>LibreOffice/5.3.0.3$Windows_X86_64 LibreOffice_project/7074905676c47b82bbcfbea1aeefc84afe1c50e1</meta:generator>
    <dc:title>Nano-ordinateur — Wikipédia</dc:title>
    <meta:document-statistic meta:table-count="3" meta:cell-count="21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3.418cm" svg:y="0.315cm" chart:style-name="ch2">
          <text:p>Nombre de Raspberri Pi vendu dans le temps</text:p>
        </chart:title>
        <chart:legend chart:legend-position="end" svg:x="12.458cm" svg:y="4.229cm" style:legend-expansion="high" chart:style-name="ch3"/>
        <chart:plot-area chart:style-name="ch4" table:cell-range-address="UnitéVendu.A1:UnitéVendu.B19" chart:data-source-has-labels="both" svg:x="0.319cm" svg:y="1.248cm" svg:width="11.82cm" svg:height="7.577cm">
          <chartooo:coordinate-region svg:x="2.052cm" svg:y="1.421cm" svg:width="10.087cm" svg:height="6.81cm"/>
          <chart:axis chart:dimension="x" chart:name="primary-x" chart:style-name="ch5" chartooo:axis-type="auto">
            <chartooo:date-scale/>
            <chart:categories table:cell-range-address="UnitéVendu.A2:UnitéVendu.A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UnitéVendu.B2:UnitéVendu.B19" chart:label-cell-address="UnitéVendu.B1:UnitéVendu.B1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tés vendus</text:p>
                <draw:g>
                  <svg:desc>UnitéVendu.B1:UnitéVendu.B1</svg:desc>
                </draw:g>
              </table:table-cell>
            </table:table-row>
          </table:table-header-rows>
          <table:table-rows>
            <table:table-row>
              <table:table-cell office:value-type="float" office:value="40915">
                <text:p>40915</text:p>
                <draw:g>
                  <svg:desc>UnitéVendu.A2:UnitéVendu.A19</svg:desc>
                </draw:g>
              </table:table-cell>
              <table:table-cell office:value-type="float" office:value="10">
                <text:p>10</text:p>
                <draw:g>
                  <svg:desc>UnitéVendu.B2:UnitéVendu.B19</svg:desc>
                </draw:g>
              </table:table-cell>
            </table:table-row>
            <table:table-row>
              <table:table-cell office:value-type="float" office:value="40967">
                <text:p>40967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float" office:value="41157">
                <text:p>41157</text:p>
              </table:table-cell>
              <table:table-cell office:value-type="float" office:value="400000">
                <text:p>400000</text:p>
              </table:table-cell>
            </table:table-row>
            <table:table-row>
              <table:table-cell office:value-type="float" office:value="41304">
                <text:p>41304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float" office:value="41496">
                <text:p>41496</text:p>
              </table:table-cell>
              <table:table-cell office:value-type="float" office:value="1750000">
                <text:p>1750000</text:p>
              </table:table-cell>
            </table:table-row>
            <table:table-row>
              <table:table-cell office:value-type="float" office:value="41595">
                <text:p>41595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float" office:value="41638">
                <text:p>41638</text:p>
              </table:table-cell>
              <table:table-cell office:value-type="float" office:value="2300000">
                <text:p>2300000</text:p>
              </table:table-cell>
            </table:table-row>
            <table:table-row>
              <table:table-cell office:value-type="float" office:value="41698">
                <text:p>41698</text:p>
              </table:table-cell>
              <table:table-cell office:value-type="float" office:value="2500000">
                <text:p>2500000</text:p>
              </table:table-cell>
            </table:table-row>
            <table:table-row>
              <table:table-cell office:value-type="float" office:value="41770">
                <text:p>41770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float" office:value="41953">
                <text:p>41953</text:p>
              </table:table-cell>
              <table:table-cell office:value-type="float" office:value="3800000">
                <text:p>3800000</text:p>
              </table:table-cell>
            </table:table-row>
            <table:table-row>
              <table:table-cell office:value-type="float" office:value="42037">
                <text:p>42037</text:p>
              </table:table-cell>
              <table:table-cell office:value-type="float" office:value="4500000">
                <text:p>4500000</text:p>
              </table:table-cell>
            </table:table-row>
            <table:table-row>
              <table:table-cell office:value-type="float" office:value="42052">
                <text:p>42052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float" office:value="42270">
                <text:p>42270</text:p>
              </table:table-cell>
              <table:table-cell office:value-type="float" office:value="6500000">
                <text:p>6500000</text:p>
              </table:table-cell>
            </table:table-row>
            <table:table-row>
              <table:table-cell office:value-type="float" office:value="42334">
                <text:p>42334</text:p>
              </table:table-cell>
              <table:table-cell office:value-type="float" office:value="7000000">
                <text:p>7000000</text:p>
              </table:table-cell>
            </table:table-row>
            <table:table-row>
              <table:table-cell office:value-type="float" office:value="42429">
                <text:p>42429</text:p>
              </table:table-cell>
              <table:table-cell office:value-type="float" office:value="8000000">
                <text:p>8000000</text:p>
              </table:table-cell>
            </table:table-row>
            <table:table-row>
              <table:table-cell office:value-type="float" office:value="42622">
                <text:p>42622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float" office:value="42697">
                <text:p>42697</text:p>
              </table:table-cell>
              <table:table-cell office:value-type="float" office:value="11000000">
                <text:p>11000000</text:p>
              </table:table-cell>
            </table:table-row>
            <table:table-row>
              <table:table-cell office:value-type="float" office:value="42811">
                <text:p>42811</text:p>
              </table:table-cell>
              <table:table-cell office:value-type="float" office:value="12500000">
                <text:p>125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_64 LibreOffice_project/7074905676c47b82bbcfbea1aeefc84afe1c50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67cm" svg:y="0.315cm" chart:style-name="ch2">
          <text:p>Nombre de Raspberry vendu en million</text:p>
        </chart:title>
        <chart:legend chart:legend-position="end" svg:x="11.163cm" svg:y="4.227cm" style:legend-expansion="high" chart:style-name="ch3"/>
        <chart:plot-area chart:style-name="ch4" table:cell-range-address="UnitéVendu.A2:UnitéVendu.A19 UnitéVendu.C1:UnitéVendu.C19" chart:data-source-has-labels="both" svg:x="0.32cm" svg:y="1.248cm" svg:width="10.523cm" svg:height="7.572cm">
          <chartooo:coordinate-region svg:x="1.165cm" svg:y="1.422cm" svg:width="9.678cm" svg:height="6.804cm"/>
          <chart:axis chart:dimension="x" chart:name="primary-x" chart:style-name="ch5" chartooo:axis-type="auto">
            <chartooo:date-scale/>
            <chart:categories table:cell-range-address="UnitéVendu.A2:UnitéVendu.A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UnitéVendu.C2:UnitéVendu.C19" chart:label-cell-address="UnitéVendu.C1:UnitéVendu.C1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llions d’unités vendu</text:p>
                <draw:g>
                  <svg:desc>UnitéVendu.C1:UnitéVendu.C1</svg:desc>
                </draw:g>
              </table:table-cell>
            </table:table-row>
          </table:table-header-rows>
          <table:table-rows>
            <table:table-row>
              <table:table-cell office:value-type="float" office:value="40915">
                <text:p>40915</text:p>
                <draw:g>
                  <svg:desc>UnitéVendu.A2:UnitéVendu.A19</svg:desc>
                </draw:g>
              </table:table-cell>
              <table:table-cell office:value-type="float" office:value="0.00001">
                <text:p>0.00001</text:p>
                <draw:g>
                  <svg:desc>UnitéVendu.C2:UnitéVendu.C19</svg:desc>
                </draw:g>
              </table:table-cell>
            </table:table-row>
            <table:table-row>
              <table:table-cell office:value-type="float" office:value="40967">
                <text:p>4096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1157">
                <text:p>4115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1304">
                <text:p>41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496">
                <text:p>41496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41595">
                <text:p>415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638">
                <text:p>41638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41698">
                <text:p>4169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1770">
                <text:p>417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953">
                <text:p>4195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42037">
                <text:p>4203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052">
                <text:p>420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270">
                <text:p>4227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2334">
                <text:p>423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429">
                <text:p>424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622">
                <text:p>426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697">
                <text:p>426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811">
                <text:p>42811</text:p>
              </table:table-cell>
              <table:table-cell office:value-type="float" office:value="12.5">
                <text:p>12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_64 LibreOffice_project/7074905676c47b82bbcfbea1aeefc84afe1c50e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